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f4d17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89"/>
      <text:p text:style-name="P89"/>
      <text:p text:style-name="P89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89"/>
      <text:p text:style-name="P89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89"/>
      <text:p text:style-name="P89"/>
      <text:p text:style-name="P89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89"/>
      <text:p text:style-name="P89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90"/>
      <text:p text:style-name="P100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91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92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92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93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01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94"/>
      <text:p text:style-name="P94"/>
      <text:p text:style-name="P94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94"/>
      <text:p text:style-name="P94"/>
      <text:p text:style-name="P94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95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96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97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98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99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02"/>
      <text:p text:style-name="P102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03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04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05"/>
      <text:p text:style-name="P105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06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06"/>
      <text:p text:style-name="P106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07"/>
      <text:p text:style-name="P107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08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26"/>
      <text:p text:style-name="P108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09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10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11"/>
      <text:p text:style-name="P111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11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12"/>
      <text:p text:style-name="P112">D<text:span text:style-name="T12">ijous<text:tab/><text:tab/>16/11/23</text:span><text:span text:style-name="T24"> </text:span></text:p>
      <text:p text:style-name="P70">Preparació examen motors.</text:p>
      <text:p text:style-name="P70"/>
      <text:p text:style-name="P70"/>
      <text:p text:style-name="P113">D<text:span text:style-name="T12">illuns</text:span><text:tab/><text:span text:style-name="T26">20</text:span>/<text:span text:style-name="T14">11</text:span>/23</text:p>
      <text:p text:style-name="P72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13"/>
      <text:p text:style-name="P113">D<text:span text:style-name="T12">imarts<text:tab/>21/11/23</text:span><text:span text:style-name="T24"> </text:span></text:p>
      <text:p text:style-name="P72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13">D<text:span text:style-name="T12">imecres<text:tab/>22/11/23</text:span><text:span text:style-name="T24"> </text:span></text:p>
      <text:p text:style-name="P124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13"/>
      <text:p text:style-name="P113">D<text:span text:style-name="T12">ijous<text:tab/><text:tab/>23/11/23</text:span><text:span text:style-name="T24"> </text:span></text:p>
      <text:p text:style-name="P72">Comentat micrómetre.</text:p>
      <text:p text:style-name="P72">Mostrat <text:a xlink:type="simple" xlink:href="https://www.stefanelli.eng.br/en/use-reading-micrometer-hundredth-millimeter/">micrómetre virtual</text:a>. </text:p>
      <text:p text:style-name="P72">Fet exercici micròmetre. </text:p>
      <text:p text:style-name="P72">Vídeo <text:s/><text:a xlink:type="simple" xlink:href="https://www.youtube.com/watch?si=2jlw0jWI6-L+QIRnN&amp;v=9LC6oZHvNvE&amp;feature=youtu.be">Útils de verificació</text:a>.</text:p>
      <text:p text:style-name="P71"/>
      <text:p text:style-name="P114">D<text:span text:style-name="T12">illuns</text:span><text:tab/><text:span text:style-name="T26">27</text:span>/<text:span text:style-name="T14">11</text:span>/23</text:p>
      <text:p text:style-name="P73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27">D<text:span text:style-name="T12">imarts<text:tab/>28/11/23</text:span><text:span text:style-name="T24"> </text:span></text:p>
      <text:p text:style-name="P74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15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25">01, 04 i 05/12/23</text:p>
      <text:p text:style-name="P77">Període d'exàmens.</text:p>
      <text:p text:style-name="P57"/>
      <text:p text:style-name="P116">D<text:span text:style-name="T12">illuns</text:span><text:tab/><text:span text:style-name="T29">11</text:span>/<text:span text:style-name="T14">12</text:span>/23</text:p>
      <text:p text:style-name="P75">Co<text:span text:style-name="T29">rrecció examen del 05/12/23</text:span></text:p>
      <text:p text:style-name="P65"/>
      <text:p text:style-name="P117">D<text:span text:style-name="T12">imarts</text:span><text:tab/><text:span text:style-name="T29">12</text:span>/<text:span text:style-name="T14">12</text:span>/23</text:p>
      <text:p text:style-name="P76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8">Baixem al taller.</text:p>
      <text:p text:style-name="P66"/>
      <text:p text:style-name="P66"/>
      <text:p text:style-name="P118">D<text:span text:style-name="T12">imecres</text:span><text:tab/><text:span text:style-name="T29">13</text:span>/<text:span text:style-name="T14">12</text:span>/23</text:p>
      <text:p text:style-name="P79">Baixem al taller.</text:p>
      <text:p text:style-name="P67"/>
      <text:p text:style-name="P67"/>
      <text:p text:style-name="P119">D<text:span text:style-name="T12">ijous</text:span><text:tab/><text:tab/><text:span text:style-name="T29">14</text:span>/<text:span text:style-name="T14">12</text:span>/23</text:p>
      <text:p text:style-name="P81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20">D<text:span text:style-name="T12">illuns</text:span><text:tab/><text:span text:style-name="T29">18</text:span>/<text:span text:style-name="T14">12</text:span>/23</text:p>
      <text:p text:style-name="P82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4">Baixem al taller, comencem a tallar amb equip de plasma, planxes per fer soldadura elèctrica.</text:p>
      <text:p text:style-name="P69"/>
      <text:p text:style-name="P121">D<text:span text:style-name="T12">imecres</text:span><text:tab/><text:span text:style-name="T29">19</text:span>/<text:span text:style-name="T14">12</text:span>/23</text:p>
      <text:p text:style-name="P87">Pel·lícula.</text:p>
      <text:p text:style-name="P87"/>
      <text:p text:style-name="P122">D<text:span text:style-name="T12">illuns</text:span><text:tab/><text:span text:style-name="T32">08</text:span>/<text:span text:style-name="T32">01</text:span>/2<text:span text:style-name="T32">4</text:span></text:p>
      <text:p text:style-name="P83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6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5"/>
      <text:p text:style-name="P123"/>
      <text:p text:style-name="P123">************************************ <text:s text:c="2"/><text:span text:style-name="T34">2024 <text:s text:c="2"/></text:span>************************************</text:p>
      <text:p text:style-name="P123"/>
      <text:p text:style-name="P123"/>
      <text:p text:style-name="P123">D<text:span text:style-name="T12">imarts</text:span><text:tab/><text:span text:style-name="T33">09</text:span>/<text:span text:style-name="T33">01</text:span>/2<text:span text:style-name="T33">4</text:span></text:p>
      <text:p text:style-name="P80">Baixem al taller.</text:p>
      <text:p text:style-name="P88">Voliem tallar peces per fer pràctica de soldadura, però el tallador de plasma no funciona.</text:p>
      <text:p text:style-name="P88">Dos alumnes comencen a fer pràctiques de soldadura elèctrica (línies rectes damunt una peça d'acer rectangular).</text:p>
      <text:p text:style-name="P128"/>
      <text:p text:style-name="P132"/>
      <text:p text:style-name="P133">D<text:span text:style-name="T12">imecres</text:span><text:tab/><text:span text:style-name="T35">10</text:span>/<text:span text:style-name="T33">01</text:span>/2<text:span text:style-name="T33">4</text:span></text:p>
      <text:p text:style-name="P130">Baixem al taller.</text:p>
      <text:p text:style-name="P131">Tallam peces per fer pràctica soldadura amb oxitall.</text:p>
      <text:p text:style-name="P131"/>
      <text:p text:style-name="P131"/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0T19:54:54.168332945</dc:date>
    <meta:editing-duration>PT30M6S</meta:editing-duration>
    <meta:editing-cycles>58</meta:editing-cycles>
    <meta:document-statistic meta:table-count="0" meta:image-count="0" meta:object-count="0" meta:page-count="6" meta:paragraph-count="156" meta:word-count="798" meta:character-count="5457" meta:non-whitespace-character-count="4775"/>
  </office:meta>
</office:document-meta>
</file>